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 Pro" svg:font-family="Verdana Pro" style:font-family-generic="swiss" style:font-pitch="variable"/>
    <style:font-face style:name="Calibri Light" svg:font-family="Calibri Light" style:font-family-generic="swiss" style:font-pitch="variable" svg:panose-1="2 15 3 2 2 2 4 3 2 4"/>
    <style:font-face style:name="Lucida Console" svg:font-family="Lucida Console" style:font-family-generic="modern" style:font-pitch="fixed" svg:panose-1="2 11 6 9 4 5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  <style:text-properties fo:language="en" fo:country="US"/>
    </style:style>
    <style:style style:name="P2" style:parent-style-name="Subtitle" style:family="paragraph">
      <style:text-properties fo:language="en" fo:country="US"/>
    </style:style>
    <style:style style:name="P3" style:parent-style-name="Heading1" style:family="paragraph">
      <style:text-properties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font-weight="bold" style:font-weight-asian="bold" style:font-weight-complex="bold" fo:language="en" fo:country="US"/>
    </style:style>
    <style:style style:name="T6" style:parent-style-name="DefaultParagraphFont" style:family="text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Heading1" style:family="paragraph">
      <style:text-properties fo:language="en" fo:country="US"/>
    </style:style>
    <style:style style:name="P9" style:parent-style-name="ListParagraph" style:family="paragraph">
      <style:text-properties fo:language="en" fo:country="US"/>
    </style:style>
    <style:style style:name="P10" style:parent-style-name="ListParagraph" style:family="paragraph">
      <style:text-properties fo:language="en" fo:country="US"/>
    </style:style>
    <style:style style:name="P11" style:parent-style-name="ListParagraph" style:family="paragraph">
      <style:text-properties fo:language="en" fo:country="US"/>
    </style:style>
    <style:style style:name="P12" style:parent-style-name="ListParagraph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Heading1" style:family="paragraph">
      <style:text-properties fo:language="en" fo:country="US"/>
    </style:style>
    <style:style style:name="P15" style:parent-style-name="ListParagraph" style:family="paragraph"/>
    <style:style style:name="P16" style:parent-style-name="Normal" style:family="paragraph">
      <style:text-properties fo:language="en" fo:country="US"/>
    </style:style>
    <style:style style:name="P17" style:parent-style-name="Heading1" style:family="paragraph">
      <style:text-properties fo:language="en" fo:country="US"/>
    </style:style>
    <style:style style:name="P18" style:parent-style-name="ListParagraph" style:family="paragraph">
      <style:text-properties fo:language="en" fo:country="US"/>
    </style:style>
    <style:style style:name="P19" style:parent-style-name="ListParagraph" style:family="paragraph">
      <style:text-properties fo:language="en" fo:country="US"/>
    </style:style>
    <style:style style:name="P20" style:parent-style-name="ListParagraph" style:family="paragraph">
      <style:text-properties fo:language="en" fo:country="US"/>
    </style:style>
    <style:style style:name="P21" style:parent-style-name="ListParagraph" style:family="paragraph">
      <style:text-properties fo:language="en" fo:country="US"/>
    </style:style>
    <style:style style:name="P22" style:parent-style-name="ListParagraph" style:family="paragraph">
      <style:text-properties fo:language="en" fo:country="US"/>
    </style:style>
    <style:style style:name="P23" style:parent-style-name="Heading1" style:family="paragraph">
      <style:text-properties fo:language="en" fo:country="US"/>
    </style:style>
    <style:style style:name="P24" style:parent-style-name="ListParagraph" style:family="paragraph">
      <style:text-properties fo:language="en" fo:country="US"/>
    </style:style>
    <style:style style:name="P25" style:parent-style-name="ListParagraph" style:family="paragraph">
      <style:text-properties fo:language="en" fo:country="US"/>
    </style:style>
    <style:style style:name="P26" style:parent-style-name="ListParagraph" style:family="paragraph">
      <style:text-properties fo:language="en" fo:country="US"/>
    </style:style>
    <style:style style:name="P27" style:parent-style-name="ListParagraph" style:family="paragraph">
      <style:text-properties fo:language="en" fo:country="US"/>
    </style:style>
    <style:style style:name="P28" style:parent-style-name="ListParagraph" style:family="paragraph">
      <style:text-properties fo:language="en" fo:country="US"/>
    </style:style>
    <style:style style:name="P29" style:parent-style-name="ListParagraph" style:family="paragraph">
      <style:text-properties fo:language="en" fo:country="US"/>
    </style:style>
    <style:style style:name="P30" style:parent-style-name="ListParagraph" style:family="paragraph">
      <style:text-properties fo:language="en" fo:country="US"/>
    </style:style>
    <style:style style:name="T31" style:parent-style-name="DefaultParagraphFont" style:family="text">
      <style:text-properties fo:language="en" fo:country="US"/>
    </style:style>
    <style:style style:name="P32" style:parent-style-name="ListParagraph" style:family="paragraph">
      <style:text-properties fo:language="en" fo:country="US"/>
    </style:style>
  </office:automatic-styles>
  <office:body>
    <office:text text:use-soft-page-breaks="true">
      <text:p text:style-name="P1">Prevention and Screening Instructions</text:p>
      <text:p text:style-name="P2">RBT (Report by Template)<text:s/>details<text:s/>for<text:s/>The Associate Clinic, Pincher Creek<text:s/>Dec. 23 2022</text:p>
      <text:h text:style-name="P3" text:outline-level="1">Panel<text:s/>– By Age 18-118</text:h>
      <text:p text:style-name="Normal"><text:span text:style-name="T4">Use<text:s/></text:span><text:span text:style-name="T5">Panel – By Age</text:span><text:span text:style-name="T6"><text:s/>and specify 18-118.</text:span></text:p>
      <text:p text:style-name="P7"/>
      <text:h text:style-name="P8" text:outline-level="1">Juno Report<text:s/>by Templates<text:s/>Used to<text:s/>Generate Numerator and Denominator Lists</text:h>
      <text:list text:style-name="LFO1" text:continue-numbering="true">
        <text:list-item>
          <text:p text:style-name="P9">CRC Screening Due</text:p>
        </text:list-item>
        <text:list-item>
          <text:p text:style-name="P10">Mammo Due</text:p>
        </text:list-item>
        <text:list-item>
          <text:p text:style-name="P11">Pap Screening Due</text:p>
        </text:list-item>
        <text:list-item>
          <text:p text:style-name="P12">Measurements Done (BP, EXE, SMK,<text:s/>WT–3yrs,<text:s/>HT)<text:s/>and<text:s/>HT<text:s/>added to previous<text:s/>HT<text:s/>to look for it EVER<text:s/>being<text:s/>done</text:p>
        </text:list-item>
      </text:list>
      <text:p text:style-name="P13"/>
      <text:h text:style-name="P14" text:outline-level="1">Query By Example for NEVER_REMIND<text:s/>Patients to be<text:s/>Removed from<text:s/>CRC, Pap, Mammo Denominators</text:h>
      <text:list text:style-name="LFO1" text:continue-numbering="true">
        <text:list-item>
          <text:p text:style-name="P15">select demographic_no, prevention_type from preventions where never &gt; 0</text:p>
        </text:list-item>
      </text:list>
      <text:p text:style-name="P16"/>
      <text:h text:style-name="P17" text:outline-level="1">Denominators<text:s/>File List</text:h>
      <text:p text:style-name="P18">Pts_Age_18_to_118.xlsx</text:p>
      <text:p text:style-name="P19">CRC-Age_50-74_Not_In_Never_Remind_Preventions_List.xlsx</text:p>
      <text:p text:style-name="P20">MAM-Females_50-74_Not_In_Never_Remind_Preventions_List.xlsx</text:p>
      <text:p text:style-name="P21">PAP-Females_25-69_Not_In_Never_Remind_Preventions_List.xlsx</text:p>
      <text:p text:style-name="P22"/>
      <text:h text:style-name="P23" text:outline-level="1">Numerators File List</text:h>
      <text:p text:style-name="P24">CRC-COMPLETED-pts_not_in_emr_due_list.xlsx</text:p>
      <text:p text:style-name="P25">MAM-COMPLETED-pts_not_in_emr_due_list.xlsx</text:p>
      <text:p text:style-name="P26">PAP-COMPLETED-pts_not_in_emr_due_list.xlsx</text:p>
      <text:p text:style-name="P27">Pts_Age_18_to_118 - With BP Done Past Year.xlsx</text:p>
      <text:p text:style-name="P28">Pts_Age_18_to_118 - With EXE Done Past Year.xlsx</text:p>
      <text:p text:style-name="P29">Pts_Age_18_to_118 - With HT Done.xlsx</text:p>
      <text:p text:style-name="P30">Pts_Age_18_to_118 - With SMK Done Past Year.xlsx</text:p>
      <text:p text:style-name="ListParagraph"><text:span text:style-name="T31">Pts_Age_18_to_118 - With WT Done Past 3 Years.xlsx</text:span></text:p>
      <text:p text:style-name="P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 Pro" svg:font-family="Verdana Pro" style:font-family-generic="swiss" style:font-pitch="variable"/>
    <style:font-face style:name="Calibri Light" svg:font-family="Calibri Light" style:font-family-generic="swiss" style:font-pitch="variable" svg:panose-1="2 15 3 2 2 2 4 3 2 4"/>
    <style:font-face style:name="Lucida Console" svg:font-family="Lucida Console" style:font-family-generic="modern" style:font-pitch="fixed" svg:panose-1="2 11 6 9 4 5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style:font-name="Verdana Pro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Verdana Pro" style:font-name-asian="Times New Roman" style:font-name-complex="Times New Roman" fo:color="#2F5496" fo:font-size="16pt" style:font-size-asian="16pt" style:font-size-complex="16pt"/>
    </style:style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Verdana Pro" style:font-name-asian="Times New Roman" style:font-name-complex="Times New Roman" fo:letter-spacing="-0.0069in" style:letter-kerning="true" fo:font-size="28pt" style:font-size-asian="28pt" style:font-size-complex="28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="Lucida Console" fo:font-size="12pt" style:font-size-asian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cott Gingras</meta:initial-creator>
    <dc:creator>Scott Gingras</dc:creator>
    <meta:creation-date>2023-05-05T01:27:00Z</meta:creation-date>
    <dc:date>2023-05-05T01:27:00Z</dc:date>
    <meta:print-date>2023-01-31T18:30:00Z</meta:print-date>
    <meta:template xlink:href="Normal.dotm" xlink:type="simple"/>
    <meta:editing-cycles>2</meta:editing-cycles>
    <meta:editing-duration>PT0S</meta:editing-duration>
    <meta:document-statistic meta:page-count="1" meta:paragraph-count="2" meta:word-count="176" meta:character-count="1183" meta:row-count="8" meta:non-whitespace-character-count="1009"/>
  </office:meta>
</office:document-meta>
</file>